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7.303cm"/>
        </style:tab-stops>
      </style:paragraph-properties>
      <style:text-properties fo:font-size="14pt" officeooo:paragraph-rsid="001454e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paragraph-rsid="001454e0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49cm" style:auto-text-indent="false">
        <style:tab-stops>
          <style:tab-stop style:position="7.303cm"/>
        </style:tab-stops>
      </style:paragraph-properties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49cm" style:auto-text-indent="false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49cm" style:auto-text-indent="false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54e0" style:font-size-asian="14pt" style:font-size-complex="14pt"/>
    </style:style>
    <style:style style:name="T5" style:family="text">
      <style:text-properties officeooo:rsid="001454e0"/>
    </style:style>
    <style:style style:name="T6" style:family="text">
      <style:text-properties fo:font-variant="normal" fo:text-transform="none" fo:color="#000000" fo:font-size="16pt" fo:letter-spacing="normal" fo:font-style="normal" fo:font-weight="normal" officeooo:rsid="001454e0" style:font-size-asian="16pt" style:font-size-complex="16pt"/>
    </style:style>
    <style:style style:name="T7" style:family="text">
      <style:text-properties fo:font-variant="normal" fo:text-transform="none" fo:color="#000000" fo:font-size="16pt" fo:letter-spacing="normal" fo:font-style="normal" fo:font-weight="normal" officeooo:rsid="00155ef7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СЕВЕРО-КАВКАЗСКИЙ ФИЛИАЛ БЕЛГОРОДСКОГО ГОСУДАРСТВЕННОГО ТЕХНОЛОГИЧЕСКОГО УНИВЕРСИТЕТА им. В.Г.Шухов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Реферат.</text:p>
      <text:p text:style-name="P7"><text:span text:style-name="T1"><text:tab/>Тема: </text:span><text:span text:style-name="T7">Программное обеспечение для автоматической авторизации пользователей ОС Unix</text:span><text:span text:style-name="T1">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3" text:outline-level="1"><text:span text:style-name="T2"><text:tab/> <text:s text:c="3"/></text:span>Выполнил студент: Лисицын А.Н.</text:h>
      <text:p text:style-name="P9"><text:tab/> <text:s text:c="4"/>Дата «___»________________ 20__г.</text:p>
      <text:p text:style-name="P8"><text:span text:style-name="T3"><text:tab/> <text:s text:c="4"/></text:span><text:span text:style-name="T4">Научный руководитель</text:span><text:span text:style-name="T3">:__________</text:span></text:p>
      <text:p text:style-name="P9"/>
      <text:p text:style-name="P9"/>
      <text:p text:style-name="P1"/>
      <text:p text:style-name="P9"/>
      <text:p text:style-name="P2"/>
      <text:p text:style-name="P9"/>
      <text:p text:style-name="P4">г.Минеральные Воды</text:p>
      <text:p text:style-name="P3">201<text:span text:style-name="T5">1</text:span> год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50%" fo:text-align="justify" style:justify-single-word="false" fo:text-indent="1.249cm" style:auto-text-indent="false" fo:keep-with-next="always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951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</meta:initial-creator>
    <meta:creation-date>2010-03-31T11:12:00</meta:creation-date>
    <dc:creator>anton </dc:creator>
    <dc:date>2011-03-30T20:39:35</dc:date>
    <meta:print-date>2011-03-30T20:38:45</meta:print-date>
    <meta:editing-cycles>8</meta:editing-cycles>
    <meta:editing-duration>PT01H30M17S</meta:editing-duration>
    <meta:generator>OpenOffice.org/3.2$Unix OpenOffice.org_project/320m19$Build-9505</meta:generator>
    <meta:printed-by>anton </meta:printed-by>
    <meta:document-statistic meta:table-count="0" meta:image-count="0" meta:object-count="0" meta:page-count="1" meta:paragraph-count="8" meta:word-count="31" meta:character-count="331"/>
    <meta:user-defined meta:name="Поле 1"/>
    <meta:user-defined meta:name="Поле 2"/>
    <meta:user-defined meta:name="Поле 3"/>
    <meta:user-defined meta:name="Поле 4"/>
  </office:meta>
</office:document-meta>
</file>